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fill-color="#00dcff" draw:textarea-horizontal-align="center" draw:textarea-vertical-align="middle"/>
    </style:style>
    <style:style style:name="gr2" style:family="graphic" style:parent-style-name="standard">
      <style:graphic-properties svg:stroke-width="0cm" draw:marker-start-width="0.2cm" draw:marker-end-width="0.2cm" draw:fill="none" draw:fill-color="#00dcff" draw:textarea-horizontal-align="center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2.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1cm" fo:min-width="0.35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family="'Linux Libertine'" style:font-pitch="variable" fo:font-size="5pt" style:font-size-asian="5pt" style:font-size-complex="5pt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Linux Libertine C'" style:font-pitch="variable" fo:font-size="10pt" style:font-size-asian="10pt" style:font-size-complex="10pt"/>
    </style:style>
    <style:style style:name="P6" style:family="paragraph">
      <style:text-properties fo:font-family="'Linux Libertine C'" style:font-pitch="variable" fo:font-size="8pt" style:font-size-asian="8pt" style:font-size-complex="8pt"/>
    </style:style>
    <style:style style:name="P7" style:family="paragraph">
      <style:paragraph-properties fo:margin-left="0cm" fo:margin-right="0cm" fo:line-height="100%" fo:text-align="center" fo:text-indent="0cm"/>
      <style:text-properties fo:font-style="normal" style:font-style-asian="normal" style:font-style-complex="normal"/>
    </style:style>
    <style:style style:name="P8" style:family="paragraph">
      <style:paragraph-properties fo:line-height="100%" fo:text-align="center"/>
      <style:text-properties fo:font-family="'Linux Libertine C'" style:font-pitch="variable" fo:font-size="8pt" fo:font-style="normal" style:font-size-asian="8pt" style:font-style-asian="normal" style:font-size-complex="8pt" style:font-style-complex="normal"/>
    </style:style>
    <style:style style:name="P9" style:family="paragraph">
      <style:paragraph-properties fo:margin-left="0cm" fo:margin-right="0cm" fo:text-align="center" fo:text-indent="0cm"/>
      <style:text-properties fo:font-family="'Linux Libertine'" style:font-pitch="variable" fo:font-size="6pt" style:font-size-asian="6pt" style:font-size-complex="6pt"/>
    </style:style>
    <style:style style:name="P10" style:family="paragraph">
      <style:paragraph-properties fo:text-align="center"/>
      <style:text-properties fo:font-family="'Linux Libertine C'" style:font-pitch="variable" fo:font-size="8pt" style:font-size-asian="8pt" style:font-size-complex="8pt"/>
    </style:style>
    <style:style style:name="T1" style:family="text">
      <style:text-properties fo:font-family="'Linux Libertine'" style:font-pitch="variable" fo:font-size="5pt" style:font-size-asian="5pt" style:font-size-complex="5pt"/>
    </style:style>
    <style:style style:name="T2" style:family="text">
      <style:text-properties fo:font-family="'Linux Libertine C'" style:font-pitch="variable" fo:font-size="7pt" style:font-size-asian="7pt" style:font-size-complex="7pt"/>
    </style:style>
    <style:style style:name="T3" style:family="text">
      <style:text-properties fo:font-family="'Linux Libertine C'" style:font-pitch="variable" fo:font-size="6pt" style:font-size-asian="6pt" style:font-size-complex="6pt"/>
    </style:style>
    <style:style style:name="T4" style:family="text">
      <style:text-properties fo:font-family="'Linux Libertine C'" style:font-pitch="variable" fo:font-size="6pt" fo:font-style="normal" style:font-size-asian="6pt" style:font-style-asian="normal" style:font-size-complex="6pt" style:font-style-complex="normal"/>
    </style:style>
    <style:style style:name="T5" style:family="text">
      <style:text-properties fo:font-family="'Linux Libertine C'" style:font-pitch="variable" fo:font-size="4.90000009536743pt" style:font-size-asian="4.90000009536743pt" style:font-size-complex="4.90000009536743pt"/>
    </style:style>
    <style:style style:name="T6" style:family="text">
      <style:text-properties fo:font-family="'Linux Libertine C'" style:font-pitch="variable" fo:font-size="5.40000009536743pt" style:font-size-asian="5.40000009536743pt" style:font-size-complex="5.40000009536743pt"/>
    </style:style>
    <style:style style:name="T7" style:family="text">
      <style:text-properties fo:font-family="'Linux Libertine C'" style:font-pitch="variable" fo:font-size="4.40000009536743pt" style:font-size-asian="4.40000009536743pt" style:font-size-complex="4.40000009536743pt"/>
    </style:style>
    <style:style style:name="T8" style:family="text">
      <style:text-properties fo:font-family="'Linux Libertine C'" style:font-pitch="variable" fo:font-size="4pt" style:font-size-asian="4pt" style:font-size-complex="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905cm" svg:height="0.731cm" svg:x="6.445cm" svg:y="1.239cm">
          <text:p/>
        </draw:rect>
        <draw:rect draw:style-name="gr1" draw:text-style-name="P1" draw:layer="layout" svg:width="1.27cm" svg:height="0.649cm" svg:x="1.235cm" svg:y="2.566cm">
          <text:p/>
        </draw:rect>
        <draw:line draw:style-name="gr1" draw:text-style-name="P1" draw:layer="layout" svg:x1="1.89cm" svg:y1="2.27cm" svg:x2="11.925cm" svg:y2="2.27cm">
          <text:p/>
        </draw:line>
        <draw:line draw:style-name="gr1" draw:text-style-name="P1" draw:layer="layout" svg:x1="7.39cm" svg:y1="1.974cm" svg:x2="7.39cm" svg:y2="2.27cm">
          <text:p/>
        </draw:line>
        <draw:line draw:style-name="gr1" draw:text-style-name="P1" draw:layer="layout" svg:x1="9.59cm" svg:y1="2.274cm" svg:x2="9.59cm" svg:y2="2.57cm">
          <text:p/>
        </draw:line>
        <draw:line draw:style-name="gr1" draw:text-style-name="P1" draw:layer="layout" svg:x1="5.984cm" svg:y1="2.27cm" svg:x2="5.984cm" svg:y2="2.566cm">
          <text:p/>
        </draw:line>
        <draw:line draw:style-name="gr1" draw:text-style-name="P1" draw:layer="layout" svg:x1="1.89cm" svg:y1="2.274cm" svg:x2="1.89cm" svg:y2="2.57cm">
          <text:p/>
        </draw:line>
        <draw:line draw:style-name="gr1" draw:text-style-name="P1" draw:layer="layout" svg:x1="11.925cm" svg:y1="2.27cm" svg:x2="11.925cm" svg:y2="2.566cm">
          <text:p/>
        </draw:line>
        <draw:rect draw:style-name="gr1" draw:text-style-name="P1" draw:layer="layout" svg:width="1.27cm" svg:height="0.649cm" svg:x="5.348cm" svg:y="2.567cm">
          <text:p/>
        </draw:rect>
        <draw:rect draw:style-name="gr1" draw:text-style-name="P1" draw:layer="layout" svg:width="1.27cm" svg:height="0.649cm" svg:x="8.967cm" svg:y="2.569cm">
          <text:p/>
        </draw:rect>
        <draw:rect draw:style-name="gr2" draw:text-style-name="P1" draw:layer="layout" svg:width="1.27cm" svg:height="0.649cm" svg:x="11.283cm" svg:y="2.568cm">
          <text:p/>
        </draw:rect>
        <draw:rect draw:style-name="gr1" draw:text-style-name="P1" draw:layer="layout" svg:width="1.27cm" svg:height="0.409cm" svg:x="3.03cm" svg:y="3.766cm">
          <text:p/>
        </draw:rect>
        <draw:line draw:style-name="gr1" draw:text-style-name="P1" draw:layer="layout" svg:x1="2.185cm" svg:y1="3.47cm" svg:x2="10.986cm" svg:y2="3.47cm">
          <text:p/>
        </draw:line>
        <draw:line draw:style-name="gr1" draw:text-style-name="P1" draw:layer="layout" svg:x1="7.48cm" svg:y1="3.474cm" svg:x2="7.48cm" svg:y2="3.77cm">
          <text:p/>
        </draw:line>
        <draw:line draw:style-name="gr1" draw:text-style-name="P1" draw:layer="layout" svg:x1="5.574cm" svg:y1="3.47cm" svg:x2="5.574cm" svg:y2="3.766cm">
          <text:p/>
        </draw:line>
        <draw:line draw:style-name="gr1" draw:text-style-name="P1" draw:layer="layout" svg:x1="3.685cm" svg:y1="3.47cm" svg:x2="3.685cm" svg:y2="3.757cm">
          <text:p/>
        </draw:line>
        <draw:line draw:style-name="gr1" draw:text-style-name="P1" draw:layer="layout" svg:x1="2.185cm" svg:y1="3.47cm" svg:x2="2.185cm" svg:y2="3.766cm">
          <text:p/>
        </draw:line>
        <draw:rect draw:style-name="gr1" draw:text-style-name="P1" draw:layer="layout" svg:width="1.27cm" svg:height="0.408cm" svg:x="4.938cm" svg:y="3.767cm">
          <text:p/>
        </draw:rect>
        <draw:rect draw:style-name="gr1" draw:text-style-name="P1" draw:layer="layout" svg:width="1.27cm" svg:height="0.406cm" svg:x="6.857cm" svg:y="3.782cm">
          <text:p/>
        </draw:rect>
        <draw:rect draw:style-name="gr2" draw:text-style-name="P1" draw:layer="layout" svg:width="1.27cm" svg:height="0.407cm" svg:x="1.543cm" svg:y="3.768cm">
          <text:p/>
        </draw:rect>
        <draw:line draw:style-name="gr1" draw:text-style-name="P1" draw:layer="layout" svg:x1="5.984cm" svg:y1="3.216cm" svg:x2="5.984cm" svg:y2="3.466cm">
          <text:p/>
        </draw:line>
        <draw:rect draw:style-name="gr1" draw:text-style-name="P1" draw:layer="layout" svg:width="0.927cm" svg:height="0.409cm" svg:x="1.631cm" svg:y="4.766cm">
          <text:p/>
        </draw:rect>
        <draw:line draw:style-name="gr1" draw:text-style-name="P1" draw:layer="layout" svg:x1="2.086cm" svg:y1="4.47cm" svg:x2="5.376cm" svg:y2="4.471cm">
          <text:p/>
        </draw:line>
        <draw:line draw:style-name="gr1" draw:text-style-name="P1" draw:layer="layout" svg:x1="3.175cm" svg:y1="4.47cm" svg:x2="3.175cm" svg:y2="4.766cm">
          <text:p/>
        </draw:line>
        <draw:line draw:style-name="gr1" draw:text-style-name="P1" draw:layer="layout" svg:x1="2.086cm" svg:y1="4.47cm" svg:x2="2.086cm" svg:y2="4.757cm">
          <text:p/>
        </draw:line>
        <draw:rect draw:style-name="gr1" draw:text-style-name="P1" draw:layer="layout" svg:width="0.869cm" svg:height="0.408cm" svg:x="2.739cm" svg:y="4.767cm">
          <text:p/>
        </draw:rect>
        <draw:line draw:style-name="gr1" draw:text-style-name="P1" draw:layer="layout" svg:x1="3.675cm" svg:y1="4.175cm" svg:x2="3.675cm" svg:y2="4.466cm">
          <text:p/>
        </draw:line>
        <draw:rect draw:style-name="gr1" draw:text-style-name="P1" draw:layer="layout" svg:width="0.927cm" svg:height="0.409cm" svg:x="3.832cm" svg:y="4.767cm">
          <text:p/>
        </draw:rect>
        <draw:line draw:style-name="gr1" draw:text-style-name="P1" draw:layer="layout" svg:x1="5.376cm" svg:y1="4.471cm" svg:x2="5.376cm" svg:y2="4.767cm">
          <text:p/>
        </draw:line>
        <draw:line draw:style-name="gr1" draw:text-style-name="P1" draw:layer="layout" svg:x1="4.287cm" svg:y1="4.471cm" svg:x2="4.287cm" svg:y2="4.758cm">
          <text:p/>
        </draw:line>
        <draw:rect draw:style-name="gr1" draw:text-style-name="P1" draw:layer="layout" svg:width="0.869cm" svg:height="0.408cm" svg:x="4.94cm" svg:y="4.768cm">
          <text:p/>
        </draw:rect>
        <draw:frame draw:style-name="gr3" draw:text-style-name="P3" draw:layer="layout" svg:width="2.493cm" svg:height="1.021cm" svg:x="6.315cm" svg:y="1.249cm">
          <draw:text-box>
            <text:p text:style-name="P2"><text:span text:style-name="T1">LOFAR RMSC Root</text:span></text:p>
          </draw:text-box>
        </draw:frame>
        <draw:frame draw:style-name="gr4" draw:text-style-name="P5" draw:layer="layout" svg:width="1.404cm" svg:height="0.539cm" svg:x="6.689cm" svg:y="1.435cm">
          <draw:text-box>
            <text:p text:style-name="P4"><text:span text:style-name="T2">Header</text:span></text:p>
          </draw:text-box>
        </draw:frame>
        <draw:frame draw:style-name="gr4" draw:text-style-name="P6" draw:layer="layout" svg:width="1.201cm" svg:height="0.497cm" svg:x="1.27cm" svg:y="2.678cm">
          <draw:text-box>
            <text:p text:style-name="P4"><text:span text:style-name="T3">Syslog</text:span></text:p>
          </draw:text-box>
        </draw:frame>
        <draw:frame draw:style-name="gr4" draw:text-style-name="P8" draw:layer="layout" svg:width="1.552cm" svg:height="0.743cm" svg:x="5.218cm" svg:y="2.517cm">
          <draw:text-box>
            <text:p text:style-name="P7"><text:span text:style-name="T4">Image</text:span></text:p>
            <text:p text:style-name="P7"><text:span text:style-name="T4">(RMCube)</text:span></text:p>
          </draw:text-box>
        </draw:frame>
        <draw:frame draw:style-name="gr5" draw:text-style-name="P9" draw:layer="layout" svg:width="2.126cm" svg:height="0.631cm" svg:x="11.115cm" svg:y="2.647cm">
          <draw:text-box>
            <text:p text:style-name="P2"><text:span text:style-name="T5">More S.I.G.s</text:span></text:p>
          </draw:text-box>
        </draw:frame>
        <draw:frame draw:style-name="gr5" draw:text-style-name="P9" draw:layer="layout" svg:width="1.667cm" svg:height="0.631cm" svg:x="2.838cm" svg:y="3.718cm">
          <draw:text-box>
            <text:p text:style-name="P2"><text:span text:style-name="T6">coordinates</text:span></text:p>
          </draw:text-box>
        </draw:frame>
        <draw:frame draw:style-name="gr5" draw:text-style-name="P9" draw:layer="layout" svg:width="1.667cm" svg:height="0.631cm" svg:x="5.094cm" svg:y="3.719cm">
          <draw:text-box>
            <text:p text:style-name="P2"><text:span text:style-name="T3">data</text:span></text:p>
          </draw:text-box>
        </draw:frame>
        <draw:frame draw:style-name="gr5" draw:text-style-name="P9" draw:layer="layout" svg:width="1.667cm" svg:height="0.631cm" svg:x="6.929cm" svg:y="3.719cm">
          <draw:text-box>
            <text:p text:style-name="P2"><text:span text:style-name="T3">source</text:span></text:p>
          </draw:text-box>
        </draw:frame>
        <draw:frame draw:style-name="gr5" draw:text-style-name="P9" draw:layer="layout" svg:width="1.667cm" svg:height="0.657cm" svg:x="1.571cm" svg:y="3.636cm">
          <draw:text-box>
            <text:p text:style-name="P2"><text:span text:style-name="T5">process history</text:span></text:p>
          </draw:text-box>
        </draw:frame>
        <draw:frame draw:style-name="gr5" draw:text-style-name="P9" draw:layer="layout" svg:width="1.667cm" svg:height="0.631cm" svg:x="1.462cm" svg:y="4.73cm">
          <draw:text-box>
            <text:p text:style-name="P2"><text:span text:style-name="T5">direction</text:span></text:p>
          </draw:text-box>
        </draw:frame>
        <draw:frame draw:style-name="gr5" draw:text-style-name="P9" draw:layer="layout" svg:width="1.667cm" svg:height="0.631cm" svg:x="2.625cm" svg:y="4.711cm">
          <draw:text-box>
            <text:p text:style-name="P2"><text:span text:style-name="T3">linear</text:span></text:p>
          </draw:text-box>
        </draw:frame>
        <draw:frame draw:style-name="gr5" draw:text-style-name="P9" draw:layer="layout" svg:width="1.667cm" svg:height="0.631cm" svg:x="3.67cm" svg:y="4.712cm">
          <draw:text-box>
            <text:p text:style-name="P2"><text:span text:style-name="T3">tabular</text:span></text:p>
          </draw:text-box>
        </draw:frame>
        <draw:frame draw:style-name="gr5" draw:text-style-name="P9" draw:layer="layout" svg:width="1.667cm" svg:height="0.657cm" svg:x="4.801cm" svg:y="4.653cm">
          <draw:text-box>
            <text:p text:style-name="P2"><text:span text:style-name="T5">faraday depth</text:span></text:p>
          </draw:text-box>
        </draw:frame>
        <draw:frame draw:style-name="gr4" draw:text-style-name="P10" draw:layer="layout" svg:width="1.755cm" svg:height="0.657cm" svg:x="8.75cm" svg:y="2.59cm">
          <draw:text-box>
            <text:p text:style-name="P2"><text:span text:style-name="T5">Supplemental </text:span></text:p>
            <text:p text:style-name="P2"><text:span text:style-name="T5">Image Group</text:span></text:p>
          </draw:text-box>
        </draw:frame>
        <draw:line draw:style-name="gr1" draw:text-style-name="P1" draw:layer="layout" svg:x1="9.38cm" svg:y1="3.474cm" svg:x2="9.38cm" svg:y2="3.77cm">
          <text:p/>
        </draw:line>
        <draw:rect draw:style-name="gr1" draw:text-style-name="P1" draw:layer="layout" svg:width="1.27cm" svg:height="0.406cm" svg:x="8.757cm" svg:y="3.782cm">
          <text:p/>
        </draw:rect>
        <draw:frame draw:style-name="gr5" draw:text-style-name="P9" draw:layer="layout" svg:width="1.667cm" svg:height="0.631cm" svg:x="8.63cm" svg:y="3.76cm">
          <draw:text-box>
            <text:p text:style-name="P2"><text:span text:style-name="T7">Image model</text:span></text:p>
          </draw:text-box>
        </draw:frame>
        <draw:line draw:style-name="gr1" draw:text-style-name="P1" draw:layer="layout" svg:x1="10.986cm" svg:y1="3.471cm" svg:x2="10.986cm" svg:y2="3.767cm">
          <text:p/>
        </draw:line>
        <draw:rect draw:style-name="gr2" draw:text-style-name="P1" draw:layer="layout" svg:width="1.27cm" svg:height="0.407cm" svg:x="10.344cm" svg:y="3.769cm">
          <text:p/>
        </draw:rect>
        <draw:frame draw:style-name="gr5" draw:text-style-name="P9" draw:layer="layout" svg:width="1.667cm" svg:height="0.631cm" svg:x="10.372cm" svg:y="3.737cm">
          <draw:text-box>
            <text:p text:style-name="P2"><text:span text:style-name="T5">PSF Info</text:span></text:p>
          </draw:text-box>
        </draw:frame>
        <draw:rect draw:style-name="gr1" draw:text-style-name="P1" draw:layer="layout" svg:width="0.927cm" svg:height="0.409cm" svg:x="9.431cm" svg:y="4.766cm">
          <text:p/>
        </draw:rect>
        <draw:line draw:style-name="gr1" draw:text-style-name="P1" draw:layer="layout" svg:x1="9.886cm" svg:y1="4.47cm" svg:x2="12.087cm" svg:y2="4.47cm">
          <text:p/>
        </draw:line>
        <draw:line draw:style-name="gr1" draw:text-style-name="P1" draw:layer="layout" svg:x1="10.975cm" svg:y1="4.47cm" svg:x2="10.975cm" svg:y2="4.766cm">
          <text:p/>
        </draw:line>
        <draw:line draw:style-name="gr1" draw:text-style-name="P1" draw:layer="layout" svg:x1="9.886cm" svg:y1="4.47cm" svg:x2="9.886cm" svg:y2="4.757cm">
          <text:p/>
        </draw:line>
        <draw:rect draw:style-name="gr1" draw:text-style-name="P1" draw:layer="layout" svg:width="0.869cm" svg:height="0.408cm" svg:x="10.539cm" svg:y="4.767cm">
          <text:p/>
        </draw:rect>
        <draw:line draw:style-name="gr1" draw:text-style-name="P1" draw:layer="layout" svg:x1="10.975cm" svg:y1="4.175cm" svg:x2="10.975cm" svg:y2="4.466cm">
          <text:p/>
        </draw:line>
        <draw:rect draw:style-name="gr1" draw:text-style-name="P1" draw:layer="layout" svg:width="0.927cm" svg:height="0.409cm" svg:x="11.632cm" svg:y="4.767cm">
          <text:p/>
        </draw:rect>
        <draw:line draw:style-name="gr1" draw:text-style-name="P1" draw:layer="layout" svg:x1="12.087cm" svg:y1="4.471cm" svg:x2="12.087cm" svg:y2="4.758cm">
          <text:p/>
        </draw:line>
        <draw:frame draw:style-name="gr5" draw:text-style-name="P9" draw:layer="layout" svg:width="1.667cm" svg:height="0.631cm" svg:x="9.362cm" svg:y="4.75cm">
          <draw:text-box>
            <text:p text:style-name="P2"><text:span text:style-name="T5">RMSF</text:span></text:p>
          </draw:text-box>
        </draw:frame>
        <draw:frame draw:style-name="gr5" draw:text-style-name="P9" draw:layer="layout" svg:width="1.667cm" svg:height="0.631cm" svg:x="10.525cm" svg:y="4.711cm">
          <draw:text-box>
            <text:p text:style-name="P2"><text:span text:style-name="T3">ISD</text:span></text:p>
          </draw:text-box>
        </draw:frame>
        <draw:frame draw:style-name="gr5" draw:text-style-name="P9" draw:layer="layout" svg:width="1.548cm" svg:height="0.631cm" svg:x="11.47cm" svg:y="4.672cm">
          <draw:text-box>
            <text:p text:style-name="P2"><text:span text:style-name="T8">Noise Properti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051cm" draw:shadow-offset-y="0.051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2$Build-9483</meta:generator>
    <meta:initial-creator>Mike Bell</meta:initial-creator>
    <meta:creation-date>2010-07-15T15:54:54</meta:creation-date>
    <dc:creator>Michael Bell</dc:creator>
    <dc:date>2010-11-04T21:48:00</dc:date>
    <meta:editing-cycles>5</meta:editing-cycles>
    <meta:editing-duration>PT01H15M49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